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3">
      <style:text-properties style:font-name="Liberation Sans" fo:font-size="14.1000003814697pt" fo:font-weight="bold" officeooo:rsid="0007666c" officeooo:paragraph-rsid="0007666c" style:font-name-asian="Microsoft YaHei" style:font-size-asian="14.1000003814697pt" style:font-weight-asian="bold" style:font-name-complex="Mangal" style:font-size-complex="14.1000003814697pt" style:font-weight-complex="bold"/>
    </style:style>
    <style:style style:name="P3" style:family="paragraph" style:parent-style-name="Heading_20_3">
      <style:text-properties officeooo:paragraph-rsid="0007666c"/>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officeooo:paragraph-rsid="00042a3a"/>
    </style:style>
    <style:style style:name="P6" style:family="paragraph" style:parent-style-name="Text_20_body">
      <style:paragraph-properties fo:text-align="start" style:justify-single-word="false"/>
      <style:text-properties officeooo:paragraph-rsid="00063358"/>
    </style:style>
    <style:style style:name="P7" style:family="paragraph" style:parent-style-name="Text_20_body">
      <style:paragraph-properties fo:text-align="start" style:justify-single-word="false"/>
      <style:text-properties officeooo:paragraph-rsid="00048457"/>
    </style:style>
    <style:style style:name="P8" style:family="paragraph" style:parent-style-name="Text_20_body">
      <style:paragraph-properties fo:text-align="start" style:justify-single-word="false"/>
      <style:text-properties officeooo:paragraph-rsid="0007a78b"/>
    </style:style>
    <style:style style:name="P9" style:family="paragraph" style:parent-style-name="Text_20_body">
      <style:paragraph-properties fo:text-align="start" style:justify-single-word="false"/>
      <style:text-properties officeooo:paragraph-rsid="0007666c"/>
    </style:style>
    <style:style style:name="P10" style:family="paragraph" style:parent-style-name="Text_20_body">
      <style:paragraph-properties fo:text-align="start" style:justify-single-word="false"/>
      <style:text-properties officeooo:rsid="00048457" officeooo:paragraph-rsid="00048457"/>
    </style:style>
    <style:style style:name="P11" style:family="paragraph" style:parent-style-name="Text_20_body">
      <style:paragraph-properties fo:text-align="start" style:justify-single-word="false"/>
      <style:text-properties officeooo:rsid="00063358" officeooo:paragraph-rsid="00063358"/>
    </style:style>
    <style:style style:name="P12" style:family="paragraph" style:parent-style-name="Text_20_body">
      <style:paragraph-properties fo:text-align="start" style:justify-single-word="false"/>
      <style:text-properties officeooo:rsid="00063358" officeooo:paragraph-rsid="0007666c"/>
    </style:style>
    <style:style style:name="P13" style:family="paragraph" style:parent-style-name="Text_20_body">
      <style:paragraph-properties fo:text-align="start" style:justify-single-word="false"/>
      <style:text-properties officeooo:rsid="00065c65" officeooo:paragraph-rsid="00065c65"/>
    </style:style>
    <style:style style:name="P14" style:family="paragraph" style:parent-style-name="Text_20_body">
      <style:paragraph-properties fo:text-align="start" style:justify-single-word="false"/>
      <style:text-properties officeooo:rsid="0007666c" officeooo:paragraph-rsid="0007666c"/>
    </style:style>
    <style:style style:name="P15" style:family="paragraph" style:parent-style-name="Text_20_body">
      <style:text-properties officeooo:rsid="0007666c" officeooo:paragraph-rsid="0007666c"/>
    </style:style>
    <style:style style:name="P16" style:family="paragraph" style:parent-style-name="Text_20_body">
      <style:paragraph-properties fo:text-align="start" style:justify-single-word="false"/>
      <style:text-properties officeooo:rsid="0007a78b" officeooo:paragraph-rsid="0007a78b"/>
    </style:style>
    <style:style style:name="P17" style:family="paragraph" style:parent-style-name="Text_20_body">
      <style:paragraph-properties fo:text-align="start" style:justify-single-word="false"/>
      <style:text-properties officeooo:rsid="000979b9" officeooo:paragraph-rsid="000979b9"/>
    </style:style>
    <style:style style:name="T1" style:family="text">
      <style:text-properties officeooo:rsid="00042a3a"/>
    </style:style>
    <style:style style:name="T2" style:family="text">
      <style:text-properties style:font-name="Liberation Sans" fo:font-size="18.2000007629395pt" fo:font-weight="bold" officeooo:rsid="00042a3a" style:font-name-asian="Microsoft YaHei" style:font-size-asian="18.2000007629395pt" style:font-weight-asian="bold" style:font-name-complex="Mangal" style:font-size-complex="18.2000007629395pt" style:font-weight-complex="bold"/>
    </style:style>
    <style:style style:name="T3" style:family="text">
      <style:text-properties officeooo:rsid="00048457"/>
    </style:style>
    <style:style style:name="T4" style:family="text">
      <style:text-properties officeooo:rsid="00063358"/>
    </style:style>
    <style:style style:name="T5" style:family="text">
      <style:text-properties officeooo:rsid="00065c65"/>
    </style:style>
    <style:style style:name="T6" style:family="text">
      <style:text-properties officeooo:rsid="0007666c"/>
    </style:style>
    <style:style style:name="T7" style:family="text">
      <style:text-properties officeooo:rsid="0007a78b"/>
    </style:style>
    <style:style style:name="T8" style:family="text">
      <style:text-properties officeooo:rsid="00093a38"/>
    </style:style>
    <style:style style:name="T9" style:family="text">
      <style:text-properties officeooo:rsid="000979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need for <text:span text:style-name="T1">looming</text:span> individual existential <text:span text:style-name="T2">crisis</text:span></text:h>
      <text:p text:style-name="P4"/>
      <text:p text:style-name="P5"><text:span text:style-name="T1">I have multiple things on my mind which have lead me to the point that I think it is a fundamental need </text:span><text:span text:style-name="T7">that </text:span><text:span text:style-name="T1">people </text:span><text:span text:style-name="T7">should </text:span><text:span text:style-name="T1">have a daily existential challenge that keeps them “on target”. The challenge does not have to be great, or </text:span><text:span text:style-name="T7">requires</text:span><text:span text:style-name="T1"> a “daily reminder” like living from paycheck to paycheck.</text:span></text:p>
      <text:p text:style-name="P5"><text:span text:style-name="T1">But having to improve and preform your skills in an environment beneficial to someone else in order to receive funds to support yourself is </text:span><text:span text:style-name="T3">an</text:span><text:span text:style-name="T1"> answer to not go into a</text:span><text:span text:style-name="T3">n</text:span><text:span text:style-name="T1"> existential </text:span><text:span text:style-name="T8">crisis</text:span><text:span text:style-name="T1">. In such a case, you are working daily to avoid that crisis.</text:span></text:p>
      <text:p text:style-name="P5"/>
      <text:h text:style-name="Heading_20_3" text:outline-level="3">Attributes I see in people without “existential crisis”</text:h>
      <text:p text:style-name="P16">I came to the realization that this might be something we all need due to a few conversations with people I’ve known for quite some time that do not have a “daily existential crisis”, like the need for a job because they have a huge safety net of their parents or the government.</text:p>
      <text:p text:style-name="P16">Topics of conversation would be: “I don’t know what to do in live”, “I don’t know who I am”, “I don’t get why I get angry over small things”. But also complaining about other people having a bad influence on them would be regular <text:span text:style-name="T8">without introspection</text:span>. They are generally jobless or have a hard time finding or keeping a job. They do not get enough help.</text:p>
      <text:p text:style-name="P8"><text:span text:style-name="T7">They do seem to be in an existential crisis, but of a very different kind in origin. One of luxury. If I would stop improving my skills, I know I might one day loose my job because of it, and thus also loose my security of live. But they do not have that necessity, thus their focus shifts to the “not so obvious” things in live, like… wh</text:span><text:span text:style-name="T8">o</text:span><text:span text:style-name="T7"> am I? </text:span><text:span text:style-name="T8">What do I do with my life</text:span><text:span text:style-name="T7">? </text:span><text:span text:style-name="T8">What with I do today? I don’t know what to do?</text:span><text:span text:style-name="T7"> </text:span><text:span text:style-name="T8">Qu</text:span><text:span text:style-name="T7">estion</text:span><text:span text:style-name="T8">s</text:span><text:span text:style-name="T7"> of luxury, in my opinion. While th</text:span><text:span text:style-name="T8">ese</text:span><text:span text:style-name="T7"> question</text:span><text:span text:style-name="T8">s</text:span><text:span text:style-name="T7"> of course </text:span><text:span text:style-name="T8">are</text:span><text:span text:style-name="T7"> not a bad thing to ask, </text:span><text:span text:style-name="T8">but </text:span><text:span text:style-name="T7">being consumed by </text:span><text:span text:style-name="T8">them</text:span><text:span text:style-name="T7">, because nothing else captures your mind, is detrimental.</text:span></text:p>
      <text:p text:style-name="P8"><text:span text:style-name="T7">I came to the realization that I had never thought about such topics, or at least not for a very long time. I mean I can think about </text:span><text:span text:style-name="T8">such</text:span><text:span text:style-name="T7"> questions, trying to answer them. But they are not questions that keeps me up at night, or have a sense of urgency to answer them. Because I am working on a more direct existential crisis of being employed, taking care of myself and my family.</text:span></text:p>
      <text:p text:style-name="P5"/>
      <text:h text:style-name="Heading_20_3" text:outline-level="3">The pressure</text:h>
      <text:p text:style-name="P10">I think such pressure, even if only light, is a healthy thing, going back some 10,000 years we had that looming crisis as well, luckily today, it is much smaller <text:span text:style-name="T8">in consequence</text:span>, basically back then it was the necessity for food, water, heat, safety, among other thing that had to be procured daily in order to not dive headfirst into an existential crisis that would finish you within days.</text:p>
      <text:p text:style-name="P7"><text:span text:style-name="T3">Today, such a thing (in first world countries) is a story of myth to most of us, more so for some of us than others. And I think that is a bad thing, the less it is part of your live, the worse I think you are off as a person. </text:span><text:span text:style-name="T8">You are likely selfish and not very humble.</text:span></text:p>
      <text:p text:style-name="P10"><text:soft-page-break/></text:p>
      <text:h text:style-name="Heading_20_3" text:outline-level="3">Government provides</text:h>
      <text:p text:style-name="P7"><text:span text:style-name="T3">Why I think that, is because of the following; I have a few friends that have had a bad upbringing, for one reason or another they ended up in government provided programs in order to give them a chance on a future (which in and of itself I think is a wonder upon wonders that such programs exist, but, at the same time I think they have unforeseen consequences</text:span><text:span text:style-name="T8">(removes natural selection?)</text:span><text:span text:style-name="T3">). These programs themselves are not the issue I wish to point at, but </text:span><text:span text:style-name="T8">what</text:span><text:span text:style-name="T3"> happens later in </text:span><text:span text:style-name="T8">their </text:span><text:span text:style-name="T3">live when these individuals grow up into adults. They are supported by the government with financial aid, even if it is only the bare minimum to survive (which again, a miracle on itself). But what this does in essence is remove any existential crisis this individual would otherwise be in. Thus removing any intrinsical need improve or preform their skills.</text:span></text:p>
      <text:p text:style-name="P10">I mean, why suffer the “daily grind” when I am no better of then if I do nothing? I think the programs need to always keep a sense of looming existential crisis in order to motivate the individual to give them a sense of purpose. The end goal, I think, should always be; to be a healthy, mature and capable individual that can sustain itself <text:span text:style-name="T8">and others</text:span> in my different situations. And if the individual is gifted with good gray matter, it utilizes it to improve the condition of the civilization.</text:p>
      <text:p text:style-name="P7"/>
      <text:h text:style-name="P2" text:outline-level="3">Boys provide</text:h>
      <text:p text:style-name="P10">A different, probably highly controversial example would be what I think is happening for allot of girls these days. Back in 1900, girls had it rough, they could die of child birth, but also wanted to be a mother, but since there were chances that the child would die before reaching maturity there was a need for many children which was a huge investment on her part. <text:span text:style-name="T4">Back then, the man was the head of the house. He was the strong individual that would provide for the family and give a sense of security. He would provide, she would nurture. This also demanded of the girl to have a </text:span><text:span text:style-name="T8">good</text:span><text:span text:style-name="T4"> sense of </text:span><text:span text:style-name="T8">parenthood</text:span><text:span text:style-name="T4">, this, together with certain beauty traits that would say she would survive child birth (like wide hips) would make her an ideal candidate to be a wife to a husband.</text:span></text:p>
      <text:p text:style-name="P6"><text:span text:style-name="T4">Today, I think these roles and interaction between male and female has changed drastically and in a very unhealthy way both for the parents and the children. The idea that the husband provides and the mother nurtures has faded away, thus what </text:span><text:span text:style-name="T8">intrinsic skills and gifts</text:span><text:span text:style-name="T4"> would come to the sexes naturally is no longer valued, it seems, and thus no longer pursued by the individual. Both male and female now somehow need to provide for the family, thus saying t</text:span><text:span text:style-name="T8">hat</text:span><text:span text:style-name="T4"> both have to be professionally competent, instead of one of them being specialized in </text:span><text:span text:style-name="T8">parenthood</text:span><text:span text:style-name="T4">. Thus the balance between what defines a good husband or wife has faded away into something more unisex. With the coming of birth control, childbirth no longer being an issue, </text:span><text:span text:style-name="T8">gender skills and gifts no longer being valued:</text:span><text:span text:style-name="T4"> the existential crisis for the female to “be a good mother” no longer exists. </text:span><text:span text:style-name="T8">Instead of that </text:span><text:span text:style-name="T4">everyone has to be a </text:span><text:span text:style-name="T8">capable</text:span><text:span text:style-name="T4"> employee. </text:span><text:span text:style-name="T8">(Capitalism at play?)</text:span></text:p>
      <text:p text:style-name="P6"><text:span text:style-name="T4">This has been going on for a few generations, and what you see is that, since no one is really taking care of the kids anymore, they are degenerating into mindless souls that seek expedience, attention and status. But apart from that, this also means that m</text:span><text:span text:style-name="T9">en</text:span><text:span text:style-name="T4"> remain boys, and women remain girls. Without any </text:span><text:span text:style-name="T9">trace</text:span><text:span text:style-name="T4"> </text:span><text:span text:style-name="T9">of</text:span><text:span text:style-name="T4"> that existential crisis that gives purpose to their lives. And this goes especially </text:span><text:soft-page-break/><text:span text:style-name="T4">for the girls </text:span><text:span text:style-name="T9">(which I think comes from a fake self gratification that says they (we?) can be happy by pursuing a life of professionalism without being a mother)</text:span><text:span text:style-name="T4">, especially the one with good looks. They know how to utilize it for momentary gain and all the boys are happy to provide like little child</text:span><text:span text:style-name="T9">ren</text:span><text:span text:style-name="T4"> because they have sought status for their own, which is no longer a trait just for males so it no longer really makes the male any more attractive unless </text:span><text:span text:style-name="T9">they</text:span><text:span text:style-name="T4"> are the 1%, and so, with money in abundance they throw it happily at the girls. The girls, in reaction, have no existential crisis (in their youths) because of this. </text:span><text:span text:style-name="T9">And neither do the boys because they are doing what intrinsically they ought to do, be compentent.</text:span></text:p>
      <text:p text:style-name="P11">In this concoction of immaturity and dissolution the future for the next generation looks even more dim.</text:p>
      <text:p text:style-name="P11"/>
      <text:p text:style-name="P6"><text:span text:style-name="T4">Now I may have made some very large assumptions and jumps of conclusions here in my argumentation, but I think for a certain part of the population this rings true, and it is the most visible part of the population, which will influence all the young people through social media like youtube, twitch and facebook.</text:span></text:p>
      <text:p text:style-name="P13"/>
      <text:h text:style-name="P3" text:outline-level="3">Mothers provide</text:h>
      <text:p text:style-name="P9"><text:span text:style-name="T6">Now since child death has also faded away, there has been a chan</text:span><text:span text:style-name="T9">g</text:span><text:span text:style-name="T6">e in the way parents take care of their children. Instead of 14 or so kids, parents now usually have around 1-2 kids in some families, and the more religious seem to have 3-4. But I think there are also different factors that determine how many kids people </text:span><text:span text:style-name="T9">make</text:span><text:span text:style-name="T6">, I think it may have more to do with where their focus is in live. Like, if personal gratification, status and experience is their focus, 0-2 kids seems more logical, where as a sense of family, religion or connection is their focus, 3-4 kids would make more sense.</text:span></text:p>
      <text:p text:style-name="P14">Have said this, it is a much smaller set of children to take care of, and also means that “if something were to happen” your legacy is lost (which threatens your way of reaching immortality). Thus, the overprotective parent is a thing of the present. This leads to parents, mothers especially, overprotecting their kids and makes sure no harm, or other forms of negativity, comes their way, meaning they will grow into adulthood as children. Having experienced no hardship (no existential crisis).</text:p>
      <text:p text:style-name="P12"/>
      <text:h text:style-name="Heading_20_3" text:outline-level="3">Fruits</text:h>
      <text:p text:style-name="P17"><text:span text:style-name="T5">So here I have </text:span>three<text:span text:style-name="T5"> examples which have caused people to not have existential crisis, and to me, the fruits of those situations is that people remain children without any need for growth, solidarity, virtue, sense of self or communality. With the later, I mean, since everything is okay, why contribute in a meaningful way to a larger cause? There simply is no motivation. If everything is taken care of by external means, why do anything at all.</text:span></text:p>
      <text:p text:style-name="P12"/>
      <text:h text:style-name="Heading_20_3" text:outline-level="3"><text:soft-page-break/>You provide</text:h>
      <text:p text:style-name="P15">I think the only remedy to this situation is that all people, in some form or another, have an existential crisis looming over them, that makes them have the potential for suffering.</text:p>
      <text:p text:style-name="P13">Suffering gives you something to do: no<text:span text:style-name="T6">t</text:span> suffer. Or at the very least, trying to find meaning for that suffering so it isn’t just a negative thing. It can be fuel for goo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2-22T16:57:17.538000000</dc:date>
    <meta:editing-duration>PT17M59S</meta:editing-duration>
    <meta:editing-cycles>5</meta:editing-cycles>
    <meta:document-statistic meta:table-count="0" meta:image-count="0" meta:object-count="0" meta:page-count="4" meta:paragraph-count="28" meta:word-count="1717" meta:character-count="9491" meta:non-whitespace-character-count="7802"/>
  </office:meta>
</office:document-meta>
</file>